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4dc6" officeooo:paragraph-rsid="00094d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-13-20</text:p>
      <text:p text:style-name="P1"/>
      <text:p text:style-name="P1">It is my first day at Noroff. I am feeling stunned because have a lot of information and deadlines to send something, but I do not know what I need to send, yet. I do not feel me so comfortable with this situation, but I think it is only the first impress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3T21:49:41.365000000</meta:creation-date>
    <dc:date>2020-10-13T21:54:08.617000000</dc:date>
    <meta:editing-duration>PT4M28S</meta:editing-duration>
    <meta:editing-cycles>1</meta:editing-cycles>
    <meta:document-statistic meta:table-count="0" meta:image-count="0" meta:object-count="0" meta:page-count="1" meta:paragraph-count="2" meta:word-count="53" meta:character-count="267" meta:non-whitespace-character-count="216"/>
    <meta:generator>LibreOffice/6.4.5.2$Windows_X86_64 LibreOffice_project/a726b36747cf2001e06b58ad5db1aa3a9a1872d6</meta:generator>
  </office:meta>
</office:document-meta>
</file>